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d7137" officeooo:paragraph-rsid="001d71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RESUMEN DE COMANDOS BÁSICOS DE EMACS</text:p>
      <text:p text:style-name="P1"/>
      <text:p text:style-name="P1">MANIPULACIÓN DEL TEXTO:</text:p>
      <text:p text:style-name="P1"/>
      <text:p text:style-name="P1">CTRL-X CTRL-Q <text:s/>Cambio a modo editable</text:p>
      <text:p text:style-name="P1">CTRL-X CTRL-S <text:s/>Guardar archivo</text:p>
      <text:p text:style-name="P1">CTRL-G <text:s text:c="8"/>Abortar ultimo comando</text:p>
      <text:p text:style-name="P1">CTRL-X CTRL-F <text:s/>Insertar archivo desde emacs</text:p>
      <text:p text:style-name="P1">CTRL-X CTRL-W <text:s/>Escribir memoria</text:p>
      <text:p text:style-name="P1"/>
      <text:p text:style-name="P1"/>
      <text:p text:style-name="P1">COMANDOS DE MOVIMIENTO:</text:p>
      <text:p text:style-name="P1"/>
      <text:p text:style-name="P1">CTRL-F <text:s/>Mover el cursor hacia enfrente</text:p>
      <text:p text:style-name="P1">CTRL-B <text:s/>Mover el cursor hacia atrás</text:p>
      <text:p text:style-name="P1">CTRL-N <text:s/>Mover el cursor hacia el siguiente renglón</text:p>
      <text:p text:style-name="P1">CTRL-P <text:s/>Mover el cursor hacia el renglón anterior</text:p>
      <text:p text:style-name="P1">CTRL-A <text:s/>Mover el cursor hacia el inicio del renglón</text:p>
      <text:p text:style-name="P1">CTRL-E <text:s/>Mover el cursor hacia el final del renglón</text:p>
      <text:p text:style-name="P1">CTRL-V <text:s/>Mover pagina hacia abajo</text:p>
      <text:p text:style-name="P1"/>
      <text:p text:style-name="P1">ESC+V <text:s text:c="2"/>Mover una pagina hacia atrás</text:p>
      <text:p text:style-name="P1">ESC-&lt; <text:s text:c="2"/>Ir al inicio del archivo</text:p>
      <text:p text:style-name="P1">ESC-&gt; <text:s text:c="2"/>Ir al final del archivo</text:p>
      <text:p text:style-name="P1"/>
      <text:p text:style-name="P1"/>
      <text:p text:style-name="P1">COMANDOS DE BORRADO/RESTAURACION:</text:p>
      <text:p text:style-name="P1"/>
      <text:p text:style-name="P1">CTRL-/ <text:s/>Deshacer</text:p>
      <text:p text:style-name="P1">CTRL-_ <text:s/>Deshacer</text:p>
      <text:p text:style-name="P1">CTRL-Y <text:s/>Pegar</text:p>
      <text:p text:style-name="P1">CTRL-K <text:s/>Elimina lineas</text:p>
      <text:p text:style-name="P1">CTRL-W <text:s/>Cortar</text:p>
      <text:p text:style-name="P1">CTRL-S <text:s/>Búsqueda incremental</text:p>
      <text:p text:style-name="P1">CTRL-R <text:s/>Búsqueda incremental hacia atrá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24T12:25:41.892021653</dc:date>
    <dc:creator>Diana Atienzo</dc:creator>
    <meta:document-statistic meta:table-count="0" meta:image-count="0" meta:object-count="0" meta:page-count="1" meta:paragraph-count="26" meta:word-count="127" meta:character-count="846" meta:non-whitespace-character-count="713"/>
    <meta:generator>LibreOffice/4.2.8.2$Linux_X86_64 LibreOffice_project/420m0$Build-2</meta:generator>
  </office:meta>
</office:document-meta>
</file>